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erverRequestTests.multipar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ServerRequestTests.checkModifiedTimestamp(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ServerRequestTests.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ServerRequestTests.checkNotModifiedUnpaddedETag(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ServerRequestTests.path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ServerRequestTests.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DefaultServerRequestTests.bodyParameterizedType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ServerRequestTests.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ServerRequestTests.pathVar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ServerRequestTests.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ServerRequestTests.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ServerRequestTests.checkNotModifiedWildcardIsIgnored(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ServerRequestTests.checkNotModifiedETagAndTimestamp(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ServerRequestTests.emptyQuery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ServerRequestTests.pathVariableNot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ServerRequestTests.checkModifiedUnpaddedETag(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ServerRequestTests.checkNotModifiedETagAndModifiedTimestamp(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ServerRequestTests.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ServerRequestTests.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ServerRequestTests.checkModifiedETag(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ServerRequestTests.body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ServerRequestTests.uri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ServerRequestTests.checkNotModifiedETagWithSeparatorChars(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ServerRequestTests.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ServerRequestTests.bodyUnaccep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ServerRequestTests.checkModifiedETagAndNotModifiedTimestamp(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ServerRequestTests.absentQuery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ServerRequestTests.checkNotModifiedETag(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ServerRequestTests.checkNotModifiedTimestamp(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